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0000" draw:textarea-horizontal-align="justify" draw:textarea-vertical-align="middle" draw:auto-grow-height="false" fo:min-height="0.75cm" fo:min-width="0.1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15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1.042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1.262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3cm" draw:transform="rotate (0.191986217719376) translate (9.292cm 10.675cm)">
          <text:p/>
          <draw:enhanced-geometry svg:viewBox="0 0 21600 21600" draw:glue-points="?f0 0 ?f1 10800 0 21600 10800 21600 21600 21600 ?f7 10800" draw:text-areas="?f1 10800 ?f2 18000 ?f3 7200 ?f4 21600" draw:type="isosceles-triangle" draw:modifiers="11356.1875480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3cm" svg:height="3cm" draw:transform="rotate (0.527438499952686) translate (13.1cm 3.454cm)">
          <text:p/>
          <draw:enhanced-geometry svg:viewBox="0 0 21600 21600" draw:glue-points="?f0 0 ?f1 10800 0 21600 10800 21600 21600 21600 ?f7 10800" draw:text-areas="?f1 10800 ?f2 18000 ?f3 7200 ?f4 21600" draw:type="isosceles-triangle" draw:modifiers="11356.1875480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3cm" svg:height="3cm" draw:transform="rotate (0.527438499952686) translate (14.3cm 8.25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1356.1875480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3cm" svg:height="3cm" draw:transform="rotate (0.527438499952686) translate (6.5cm 9.554cm)">
          <text:p/>
          <draw:enhanced-geometry svg:viewBox="0 0 21600 21600" draw:glue-points="?f0 0 ?f1 10800 0 21600 10800 21600 21600 21600 ?f7 10800" draw:text-areas="?f1 10800 ?f2 18000 ?f3 7200 ?f4 21600" draw:type="isosceles-triangle" draw:modifiers="11356.1875480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3cm" svg:height="3cm" draw:transform="rotate (0.527438499952686) translate (6.567cm 4.654cm)">
          <text:p/>
          <draw:enhanced-geometry svg:viewBox="0 0 21600 21600" draw:glue-points="?f0 0 ?f1 10800 0 21600 10800 21600 21600 21600 ?f7 10800" draw:text-areas="?f1 10800 ?f2 18000 ?f3 7200 ?f4 21600" draw:type="isosceles-triangle" draw:modifiers="11356.1875480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762cm" svg:height="0.4cm" draw:transform="rotate (2.08898458171201) translate (6.773cm 9.1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762cm" svg:height="0.4cm" draw:transform="rotate (2.08898458171201) translate (14.573cm 7.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762cm" svg:height="0.4cm" draw:transform="rotate (2.08898458171201) translate (13.373cm 3.0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762cm" svg:height="0.4cm" draw:transform="rotate (2.08898458171201) translate (6.873cm 4.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762cm" svg:height="0.4cm" draw:transform="rotate (2.08898458171201) translate (9.373cm 11.329cm)">
          <text:p/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9:15:35.354210412</meta:creation-date>
    <dc:date>2016-10-16T19:42:07.925827659</dc:date>
    <meta:editing-duration>PT15M</meta:editing-duration>
    <meta:editing-cycles>2</meta:editing-cycles>
    <meta:generator>LibreOffice/5.0.6.2$Linux_X86_64 LibreOffice_project/00m0$Build-2</meta:generator>
    <meta:document-statistic meta:object-count="10"/>
  </office:meta>
</office:document-meta>
</file>